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a88d" officeooo:paragraph-rsid="0017a88d"/>
    </style:style>
    <style:style style:name="P2" style:family="paragraph" style:parent-style-name="Standard">
      <style:text-properties fo:language="en" fo:country="US" officeooo:rsid="0017a88d" officeooo:paragraph-rsid="0017a88d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io desenvolvimento trilha <text:s/>3.<text:line-break/><text:line-break/><text:tab/><text:tab/>Desenvolver um algoritimo para a equipe os lutadores, de forma que imprima 5 <text:tab/><text:tab/><text:tab/>etiquetas de -1 a -5. <text:line-break/><text:line-break/><text:tab/><text:tab/><text:span text:style-name="T1">R</text:span>esolução: </text:p>
      <text:p text:style-name="P1"/>
      <text:p text:style-name="P1"/>
      <text:p text:style-name="P1"/>
      <text:p text:style-name="P2">algoritimo_time()</text:p>
      <text:p text:style-name="P2"/>
      <text:p text:style-name="P2"><text:tab/>VAR</text:p>
      <text:p text:style-name="P2"><text:tab/><text:tab/>contador:inteiro</text:p>
      <text:p text:style-name="P2"><text:tab/><text:tab/>nometime, jogador: caractere</text:p>
      <text:p text:style-name="P2"/>
      <text:p text:style-name="P2"><text:tab/>Inicio</text:p>
      <text:p text:style-name="P2"/>
      <text:p text:style-name="P2"><text:tab/><text:tab/>contador ← -1</text:p>
      <text:p text:style-name="P2"><text:tab/><text:tab/>Escreva (“Digite o nome do seu time)</text:p>
      <text:p text:style-name="P2"><text:tab/><text:tab/>Leia(nometime)<text:line-break/><text:tab/><text:tab/>Escreva(“Digite seu nome de jogo”)</text:p>
      <text:p text:style-name="P2"><text:tab/><text:tab/>Leia(jogador)</text:p>
      <text:p text:style-name="P2"><text:tab/></text:p>
      <text:p text:style-name="P2"><text:tab/>ENQUANTO <text:tab/>(contador &lt;= -5) FACA</text:p>
      <text:p text:style-name="P2"><text:tab/><text:tab/>Escreva(“TAG : nometime, jogador, contador”)<text:line-break/><text:tab/><text:tab/>contador ← <text:s/>contador -1<text:line-break/></text:p>
      <text:p text:style-name="P2"><text:tab/>FIMENQUANTO</text:p>
      <text:p text:style-name="P2"><text:tab/><text:line-break/><text:tab/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15:25:03.591000000</meta:creation-date>
    <dc:date>2024-02-20T15:35:35.133000000</dc:date>
    <meta:editing-duration>PT10M31S</meta:editing-duration>
    <meta:editing-cycles>1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6" meta:word-count="62" meta:character-count="476" meta:non-whitespace-character-count="385"/>
  </office:meta>
</office:document-meta>
</file>